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733000003ED0DB3244B2BCF0F28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2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none" svg:stroke-width="0cm" draw:fill-color="#ffffff" draw:textarea-horizontal-align="justify" draw:textarea-vertical-align="middle" draw:auto-grow-height="false" fo:min-height="0.6cm" fo:min-width="6cm" draw:shadow="hidden"/>
    </style:style>
    <style:style style:name="gr3" style:family="graphic" style:parent-style-name="standard">
      <style:graphic-properties draw:stroke="none" svg:stroke-width="0cm" draw:fill-color="#ffffff" draw:textarea-horizontal-align="justify" draw:textarea-vertical-align="middle" draw:auto-grow-height="false" fo:min-height="0.6cm" fo:min-width="11.748cm" draw:shadow="hidden"/>
    </style:style>
    <style:style style:name="gr4" style:family="graphic" style:parent-style-name="standard">
      <style:graphic-properties draw:stroke="none" svg:stroke-width="0cm" draw:fill-color="#ffffff" draw:textarea-horizontal-align="justify" draw:textarea-vertical-align="middle" draw:auto-grow-height="false" fo:min-height="0.6cm" fo:min-width="25.494cm" draw:shadow="hidden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.35cm" fo:min-width="5.75cm" draw:shadow="hidden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1cm" fo:min-width="3.75cm" draw:shadow="hidden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0.1cm" fo:min-width="2.8cm" draw:shadow="hidden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0.5cm" fo:min-width="21.6cm" draw:shadow="hidden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0.5cm" fo:min-width="0cm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cm" fo:min-width="0cm" draw:shadow="hidden"/>
      <style:paragraph-properties style:writing-mode="lr-tb"/>
    </style:style>
    <style:style style:name="gr11" style:family="graphic" style:parent-style-name="standard">
      <style:graphic-properties draw:stroke="none" svg:stroke-color="#3465a4" draw:fill="none" draw:fill-color="#ffffff" draw:textarea-horizontal-align="left" draw:auto-grow-height="true" draw:auto-grow-width="false" fo:min-height="1.39cm" fo:min-width="0cm" draw:shadow="hidden"/>
      <style:paragraph-properties style:writing-mode="lr-tb"/>
    </style:style>
    <style:style style:name="gr12" style:family="graphic" style:parent-style-name="objectwithoutfill">
      <style:graphic-properties draw:stroke="dash" draw:stroke-dash="Dash" svg:stroke-width="0.081cm" svg:stroke-color="#3465a4" draw:marker-start-width="0.321cm" draw:marker-end-width="0.321cm" draw:fill="none" draw:textarea-vertical-align="middle" fo:padding-top="0.165cm" fo:padding-bottom="0.165cm" fo:padding-left="0.29cm" fo:padding-right="0.29cm" draw:shadow="hidden"/>
    </style:style>
    <style:style style:name="gr13" style:family="graphic" style:parent-style-name="standard">
      <style:graphic-properties svg:stroke-width="0.081cm" svg:stroke-color="#168253" draw:marker-start-width="0.321cm" draw:marker-end-width="0.321cm" draw:fill="none" draw:textarea-horizontal-align="justify" draw:textarea-vertical-align="middle" draw:auto-grow-height="false" fo:min-height="0.12cm" fo:min-width="5.42cm" fo:padding-top="0.165cm" fo:padding-bottom="0.165cm" fo:padding-left="0.29cm" fo:padding-right="0.29cm" draw:shadow="hidden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387cm" draw:shadow="hidden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972cm" draw:shadow="hidden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339cm" draw:shadow="hidden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5cm" fo:min-width="0cm" draw:shadow="hidden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117cm" draw:shadow="hidden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118cm" draw:shadow="hidden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753cm" draw:shadow="hidden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752cm" draw:shadow="hidden"/>
      <style:paragraph-properties style:writing-mode="lr-tb"/>
    </style:style>
    <style:style style:name="gr23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1.798cm" fo:min-width="25.248cm" fo:padding-top="0.151cm" fo:padding-bottom="0.151cm" fo:padding-left="0.276cm" fo:padding-right="0.276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text-properties fo:color="#168253" loext:opacity="100%" fo:font-size="28pt"/>
    </style:style>
    <style:style style:name="P4" style:family="paragraph">
      <loext:graphic-properties draw:fill="none" draw:fill-color="#ffffff"/>
      <style:text-properties fo:color="#168253" loext:opacity="100%" style:font-name="Latin Modern Sans Demi Cond" fo:font-size="28pt" style:font-size-asian="36pt" style:font-size-complex="36pt"/>
    </style:style>
    <style:style style:name="P5" style:family="paragraph">
      <style:text-properties fo:color="#3465a4" loext:opacity="100%" fo:font-size="28pt"/>
    </style:style>
    <style:style style:name="P6" style:family="paragraph">
      <loext:graphic-properties draw:fill="none" draw:fill-color="#ffffff"/>
      <style:text-properties fo:color="#3465a4" loext:opacity="100%" style:font-name="Latin Modern Sans Demi Cond" fo:font-size="28pt" style:font-size-asian="36pt" style:font-size-complex="3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fo:color="#000000" loext:opacity="100%" fo:font-size="28pt"/>
    </style:style>
    <style:style style:name="P10" style:family="paragraph">
      <loext:graphic-properties draw:fill="none" draw:fill-color="#ffffff"/>
      <style:text-properties fo:color="#000000" loext:opacity="100%" style:font-name="Latin Modern Sans Demi Cond" fo:font-size="28pt" style:font-size-asian="36pt" style:font-size-complex="36pt"/>
    </style:style>
    <style:style style:name="T1" style:family="text">
      <style:text-properties style:font-name="Latin Modern Sans Demi Cond" style:font-size-asian="36pt" style:font-size-complex="36pt"/>
    </style:style>
    <style:style style:name="T2" style:family="text">
      <style:text-properties fo:color="#000000" loext:opacity="100%" style:font-name="Latin Modern Sans Demi Cond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frame draw:style-name="gr1" draw:text-style-name="P1" draw:layer="layout" svg:width="26.82cm" svg:height="12.779cm" svg:x="2.535cm" svg:y="0.25cm">
                <draw:image xlink:href="Pictures/1000020100000733000003ED0DB3244B2BCF0F28.png" xlink:type="simple" xlink:show="embed" xlink:actuate="onLoad" draw:mime-type="image/png">
                  <text:p text:style-name="P1"/>
                </draw:image>
              </draw:frame>
              <draw:custom-shape draw:style-name="gr2" draw:text-style-name="P2" draw:layer="layout" svg:width="6.5cm" svg:height="0.85cm" svg:x="13.035cm" svg:y="-0.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" draw:text-style-name="P2" draw:layer="layout" svg:width="12.248cm" svg:height="0.85cm" draw:transform="rotate (1.5707963267949) translate (2.462cm 12.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2" draw:layer="layout" svg:width="25.994cm" svg:height="0.85cm" svg:x="3.288cm" svg:y="12.53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5" draw:text-style-name="P2" draw:layer="layout" svg:width="6.25cm" svg:height="0.6cm" svg:x="11.885cm" svg:y="11.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2" draw:layer="layout" svg:width="4.25cm" svg:height="0.35cm" svg:x="7.185cm" svg:y="10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2" draw:layer="layout" svg:width="4.25cm" svg:height="0.35cm" svg:x="6.785cm" svg:y="6.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2" draw:layer="layout" svg:width="3.3cm" svg:height="0.35cm" svg:x="7.535cm" svg:y="3.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2" draw:layer="layout" svg:width="22.1cm" svg:height="0.75cm" svg:x="6.935cm" svg:y="1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2" draw:layer="layout" svg:width="0.5cm" svg:height="0.75cm" svg:x="9.785cm" svg:y="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0" draw:text-style-name="P4" draw:layer="layout" svg:width="4.63cm" svg:height="1.64cm" svg:x="4.355cm" svg:y="2.65cm">
            <draw:text-box>
              <text:p text:style-name="P3"><text:span text:style-name="T1">Baseline</text:span></text:p>
            </draw:text-box>
          </draw:frame>
          <draw:frame draw:style-name="gr11" draw:text-style-name="P6" draw:layer="layout" svg:width="8.25cm" svg:height="1.64cm" svg:x="3.605cm" svg:y="10.11cm">
            <draw:text-box>
              <text:p text:style-name="P5"><text:span text:style-name="T1">Maximal amplitude</text:span></text:p>
            </draw:text-box>
          </draw:frame>
          <draw:line draw:style-name="gr12" draw:text-style-name="P7" draw:layer="layout" svg:x1="11.855cm" svg:y1="11.75cm" svg:x2="3.355cm" svg:y2="11.75cm">
            <text:p/>
          </draw:line>
          <draw:custom-shape draw:style-name="gr13" draw:text-style-name="P7" draw:layer="layout" svg:width="6cm" svg:height="0.45cm" svg:x="3.355cm" svg:y="2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8" draw:layer="layout" svg:width="0.853cm" svg:height="0.962cm" svg:x="2.355cm" svg:y="2.288cm">
            <draw:text-box>
              <text:p>0</text:p>
            </draw:text-box>
          </draw:frame>
          <draw:frame draw:style-name="gr15" draw:text-style-name="P8" draw:layer="layout" svg:width="1.416cm" svg:height="0.962cm" svg:x="1.856cm" svg:y="4.788cm">
            <draw:text-box>
              <text:p>-50</text:p>
            </draw:text-box>
          </draw:frame>
          <draw:frame draw:style-name="gr16" draw:text-style-name="P8" draw:layer="layout" svg:width="1.768cm" svg:height="0.962cm" svg:x="1.557cm" svg:y="7.288cm">
            <draw:text-box>
              <text:p>-100</text:p>
            </draw:text-box>
          </draw:frame>
          <draw:frame draw:style-name="gr16" draw:text-style-name="P8" draw:layer="layout" svg:width="1.768cm" svg:height="0.962cm" svg:x="1.558cm" svg:y="9.788cm">
            <draw:text-box>
              <text:p>-150</text:p>
            </draw:text-box>
          </draw:frame>
          <draw:frame draw:style-name="gr17" draw:text-style-name="P10" draw:layer="layout" svg:width="7.285cm" svg:height="2.005cm" draw:transform="rotate (1.5707963267949) translate (0.25cm 9.385cm)">
            <draw:text-box>
              <text:p text:style-name="P9"><text:span text:style-name="T2">Amplitude (mV)</text:span></text:p>
            </draw:text-box>
          </draw:frame>
          <draw:frame draw:style-name="gr17" draw:text-style-name="P10" draw:layer="layout" svg:width="4.636cm" svg:height="2.005cm" svg:x="11.855cm" svg:y="13.245cm">
            <draw:text-box>
              <text:p text:style-name="P9"><text:span text:style-name="T2">Time (ns)</text:span></text:p>
            </draw:text-box>
          </draw:frame>
          <draw:frame draw:style-name="gr18" draw:text-style-name="P8" draw:layer="layout" svg:width="1.556cm" svg:height="0.962cm" svg:x="10.058cm" svg:y="12.588cm">
            <draw:text-box>
              <text:p>100</text:p>
            </draw:text-box>
          </draw:frame>
          <draw:frame draw:style-name="gr19" draw:text-style-name="P8" draw:layer="layout" svg:width="1.597cm" svg:height="0.962cm" svg:x="15.358cm" svg:y="12.588cm">
            <draw:text-box>
              <text:p>140</text:p>
            </draw:text-box>
          </draw:frame>
          <draw:frame draw:style-name="gr20" draw:text-style-name="P8" draw:layer="layout" svg:width="1.556cm" svg:height="0.962cm" svg:x="20.758cm" svg:y="12.588cm">
            <draw:text-box>
              <text:p>180</text:p>
            </draw:text-box>
          </draw:frame>
          <draw:frame draw:style-name="gr21" draw:text-style-name="P8" draw:layer="layout" svg:width="1.205cm" svg:height="0.962cm" svg:x="4.958cm" svg:y="12.588cm">
            <draw:text-box>
              <text:p>60</text:p>
            </draw:text-box>
          </draw:frame>
          <draw:frame draw:style-name="gr22" draw:text-style-name="P8" draw:layer="layout" svg:width="1.205cm" svg:height="0.962cm" svg:x="7.759cm" svg:y="12.588cm">
            <draw:text-box>
              <text:p>80</text:p>
            </draw:text-box>
          </draw:frame>
          <draw:frame draw:style-name="gr20" draw:text-style-name="P8" draw:layer="layout" svg:width="1.556cm" svg:height="0.962cm" svg:x="12.858cm" svg:y="12.588cm">
            <draw:text-box>
              <text:p>120</text:p>
            </draw:text-box>
          </draw:frame>
          <draw:frame draw:style-name="gr19" draw:text-style-name="P8" draw:layer="layout" svg:width="1.597cm" svg:height="0.962cm" svg:x="18.059cm" svg:y="12.588cm">
            <draw:text-box>
              <text:p>160</text:p>
            </draw:text-box>
          </draw:frame>
          <draw:frame draw:style-name="gr19" draw:text-style-name="P8" draw:layer="layout" svg:width="1.597cm" svg:height="0.962cm" svg:x="23.459cm" svg:y="12.588cm">
            <draw:text-box>
              <text:p>200</text:p>
            </draw:text-box>
          </draw:frame>
          <draw:frame draw:style-name="gr19" draw:text-style-name="P8" draw:layer="layout" svg:width="1.597cm" svg:height="0.962cm" svg:x="23.46cm" svg:y="12.588cm">
            <draw:text-box>
              <text:p>200</text:p>
            </draw:text-box>
          </draw:frame>
          <draw:frame draw:style-name="gr19" draw:text-style-name="P8" draw:layer="layout" svg:width="1.597cm" svg:height="0.962cm" svg:x="26.061cm" svg:y="12.588cm">
            <draw:text-box>
              <text:p>220</text:p>
            </draw:text-box>
          </draw:frame>
          <draw:custom-shape draw:style-name="gr23" draw:text-style-name="P7" draw:layer="layout" svg:width="25.8cm" svg:height="12.1cm" svg:x="3.305cm" svg:y="0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dc:date>2020-10-21T22:26:48.166453735</dc:date>
    <meta:editing-duration>PT2H41M43S</meta:editing-duration>
    <meta:editing-cycles>9</meta:editing-cycles>
    <meta:generator>LibreOffice/7.0.2.2$Linux_X86_64 LibreOffice_project/00$Build-2</meta:generator>
    <meta:document-statistic meta:object-count="34"/>
  </office:meta>
</office:document-meta>
</file>